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, Гц</text:p>
          </table:table-cell>
          <table:table-cell office:value-type="string" calcext:value-type="string">
            <text:p>I, мА</text:p>
          </table:table-cell>
          <table:table-cell office:value-type="string" calcext:value-type="string">
            <text:p>U, В</text:p>
          </table:table-cell>
          <table:table-cell office:value-type="string" calcext:value-type="string">
            <text:p>Delta_Fi</text:p>
          </table:table-cell>
          <table:table-cell office:value-type="string" calcext:value-type="string">
            <text:p>Delta_Psi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7.56" calcext:value-type="float">
            <text:p>407,56</text:p>
          </table:table-cell>
          <table:table-cell office:value-type="float" office:value="0.6713" calcext:value-type="float">
            <text:p>0,6713</text:p>
          </table:table-cell>
          <table:table-cell office:value-type="float" office:value="-0.9973" calcext:value-type="float">
            <text:p>-0,9973</text:p>
          </table:table-cell>
          <table:table-cell table:formula="of:=[.D2]+3.14/2" office:value-type="float" office:value="0.5727" calcext:value-type="float">
            <text:p>0,57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6.84" calcext:value-type="float">
            <text:p>316,84</text:p>
          </table:table-cell>
          <table:table-cell office:value-type="float" office:value="0.966" calcext:value-type="float">
            <text:p>0,966</text:p>
          </table:table-cell>
          <table:table-cell office:value-type="float" office:value="-0.2269" calcext:value-type="float">
            <text:p>-0,2269</text:p>
          </table:table-cell>
          <table:table-cell table:formula="of:=[.D3]+3.14/2" office:value-type="float" office:value="1.3431" calcext:value-type="float">
            <text:p>1,34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9.48" calcext:value-type="float">
            <text:p>279,48</text:p>
          </table:table-cell>
          <table:table-cell office:value-type="float" office:value="0.884" calcext:value-type="float">
            <text:p>0,884</text:p>
          </table:table-cell>
          <table:table-cell office:value-type="float" office:value="0" calcext:value-type="float">
            <text:p>0</text:p>
          </table:table-cell>
          <table:table-cell table:formula="of:=[.D4]+3.14/2" office:value-type="float" office:value="1.57" calcext:value-type="float">
            <text:p>1,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9.62" calcext:value-type="float">
            <text:p>209,62</text:p>
          </table:table-cell>
          <table:table-cell office:value-type="float" office:value="0.6622" calcext:value-type="float">
            <text:p>0,6622</text:p>
          </table:table-cell>
          <table:table-cell office:value-type="float" office:value="0.2045" calcext:value-type="float">
            <text:p>0,2045</text:p>
          </table:table-cell>
          <table:table-cell table:formula="of:=[.D5]+3.14/2" office:value-type="float" office:value="1.7745" calcext:value-type="float">
            <text:p>1,774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9.35" calcext:value-type="float">
            <text:p>159,35</text:p>
          </table:table-cell>
          <table:table-cell office:value-type="float" office:value="0.4968" calcext:value-type="float">
            <text:p>0,4968</text:p>
          </table:table-cell>
          <table:table-cell office:value-type="float" office:value="0.3469" calcext:value-type="float">
            <text:p>0,3469</text:p>
          </table:table-cell>
          <table:table-cell table:formula="of:=[.D6]+3.14/2" office:value-type="float" office:value="1.9169" calcext:value-type="float">
            <text:p>1,916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6.14" calcext:value-type="float">
            <text:p>126,14</text:p>
          </table:table-cell>
          <table:table-cell office:value-type="float" office:value="0.3857" calcext:value-type="float">
            <text:p>0,3857</text:p>
          </table:table-cell>
          <table:table-cell office:value-type="float" office:value="0.49496" calcext:value-type="float">
            <text:p>0,49496</text:p>
          </table:table-cell>
          <table:table-cell table:formula="of:=[.D7]+3.14/2" office:value-type="float" office:value="2.06496" calcext:value-type="float">
            <text:p>2,064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3.39" calcext:value-type="float">
            <text:p>103,39</text:p>
          </table:table-cell>
          <table:table-cell office:value-type="float" office:value="0.3104" calcext:value-type="float">
            <text:p>0,3104</text:p>
          </table:table-cell>
          <table:table-cell office:value-type="float" office:value="0.6357" calcext:value-type="float">
            <text:p>0,6357</text:p>
          </table:table-cell>
          <table:table-cell table:formula="of:=[.D8]+3.14/2" office:value-type="float" office:value="2.2057" calcext:value-type="float">
            <text:p>2,205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87.14" calcext:value-type="float">
            <text:p>87,14</text:p>
          </table:table-cell>
          <table:table-cell office:value-type="float" office:value="0.2535" calcext:value-type="float">
            <text:p>0,2535</text:p>
          </table:table-cell>
          <table:table-cell office:value-type="float" office:value="0.807" calcext:value-type="float">
            <text:p>0,807</text:p>
          </table:table-cell>
          <table:table-cell table:formula="of:=[.D9]+3.14/2" office:value-type="float" office:value="2.377" calcext:value-type="float">
            <text:p>2,3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74.99" calcext:value-type="float">
            <text:p>74,99</text:p>
          </table:table-cell>
          <table:table-cell office:value-type="float" office:value="0.2117" calcext:value-type="float">
            <text:p>0,2117</text:p>
          </table:table-cell>
          <table:table-cell office:value-type="float" office:value="0.8988" calcext:value-type="float">
            <text:p>0,8988</text:p>
          </table:table-cell>
          <table:table-cell table:formula="of:=[.D10]+3.14/2" office:value-type="float" office:value="2.4688" calcext:value-type="float">
            <text:p>2,468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5.48" calcext:value-type="float">
            <text:p>65,48</text:p>
          </table:table-cell>
          <table:table-cell office:value-type="float" office:value="0.1804" calcext:value-type="float">
            <text:p>0,1804</text:p>
          </table:table-cell>
          <table:table-cell office:value-type="float" office:value="0.9355" calcext:value-type="float">
            <text:p>0,9355</text:p>
          </table:table-cell>
          <table:table-cell table:formula="of:=[.D11]+3.14/2" office:value-type="float" office:value="2.5055" calcext:value-type="float">
            <text:p>2,505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7.86" calcext:value-type="float">
            <text:p>57,86</text:p>
          </table:table-cell>
          <table:table-cell office:value-type="float" office:value="0.1538" calcext:value-type="float">
            <text:p>0,1538</text:p>
          </table:table-cell>
          <table:table-cell office:value-type="float" office:value="1.0949" calcext:value-type="float">
            <text:p>1,0949</text:p>
          </table:table-cell>
          <table:table-cell table:formula="of:=[.D12]+3.14/2" office:value-type="float" office:value="2.6649" calcext:value-type="float">
            <text:p>2,664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.56" calcext:value-type="float">
            <text:p>51,56</text:p>
          </table:table-cell>
          <table:table-cell office:value-type="float" office:value="0.1338" calcext:value-type="float">
            <text:p>0,1338</text:p>
          </table:table-cell>
          <table:table-cell office:value-type="float" office:value="1.2154" calcext:value-type="float">
            <text:p>1,2154</text:p>
          </table:table-cell>
          <table:table-cell table:formula="of:=[.D13]+3.14/2" office:value-type="float" office:value="2.7854" calcext:value-type="float">
            <text:p>2,785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41.224" calcext:value-type="float">
            <text:p>41,224</text:p>
          </table:table-cell>
          <table:table-cell office:value-type="float" office:value="0.01012" calcext:value-type="float">
            <text:p>0,01012</text:p>
          </table:table-cell>
          <table:table-cell office:value-type="float" office:value="1.57" calcext:value-type="float">
            <text:p>1,57</text:p>
          </table:table-cell>
          <table:table-cell table:formula="of:=[.D14]+3.14/2" office:value-type="float" office:value="3.14" calcext:value-type="float">
            <text:p>3,14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33.902" calcext:value-type="float">
            <text:p>33,902</text:p>
          </table:table-cell>
          <table:table-cell office:value-type="float" office:value="0.08" calcext:value-type="float">
            <text:p>0,08</text:p>
          </table:table-cell>
          <table:table-cell office:value-type="float" office:value="1.7949" calcext:value-type="float">
            <text:p>1,7949</text:p>
          </table:table-cell>
          <table:table-cell table:formula="of:=[.D15]+3.14/2" office:value-type="float" office:value="3.3649" calcext:value-type="float">
            <text:p>3,364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0.82" calcext:value-type="float">
            <text:p>30,82</text:p>
          </table:table-cell>
          <table:table-cell office:value-type="float" office:value="0.0717" calcext:value-type="float">
            <text:p>0,0717</text:p>
          </table:table-cell>
          <table:table-cell office:value-type="float" office:value="1.888" calcext:value-type="float">
            <text:p>1,888</text:p>
          </table:table-cell>
          <table:table-cell table:formula="of:=[.D16]+3.14/2" office:value-type="float" office:value="3.458" calcext:value-type="float">
            <text:p>3,45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8.025" calcext:value-type="float">
            <text:p>28,025</text:p>
          </table:table-cell>
          <table:table-cell office:value-type="float" office:value="0.0646" calcext:value-type="float">
            <text:p>0,0646</text:p>
          </table:table-cell>
          <table:table-cell office:value-type="float" office:value="1.901" calcext:value-type="float">
            <text:p>1,901</text:p>
          </table:table-cell>
          <table:table-cell table:formula="of:=[.D17]+3.14/2" office:value-type="float" office:value="3.471" calcext:value-type="float">
            <text:p>3,471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5.483" calcext:value-type="float">
            <text:p>25,483</text:p>
          </table:table-cell>
          <table:table-cell office:value-type="float" office:value="0.0588" calcext:value-type="float">
            <text:p>0,0588</text:p>
          </table:table-cell>
          <table:table-cell office:value-type="float" office:value="1.92399" calcext:value-type="float">
            <text:p>1,92399</text:p>
          </table:table-cell>
          <table:table-cell table:formula="of:=[.D18]+3.14/2" office:value-type="float" office:value="3.49399" calcext:value-type="float">
            <text:p>3,49399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3.139" calcext:value-type="float">
            <text:p>23,139</text:p>
          </table:table-cell>
          <table:table-cell office:value-type="float" office:value="0.0535" calcext:value-type="float">
            <text:p>0,0535</text:p>
          </table:table-cell>
          <table:table-cell office:value-type="float" office:value="2.04" calcext:value-type="float">
            <text:p>2,04</text:p>
          </table:table-cell>
          <table:table-cell table:formula="of:=[.D19]+3.14/2" office:value-type="float" office:value="3.61" calcext:value-type="float">
            <text:p>3,6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0.963" calcext:value-type="float">
            <text:p>20,963</text:p>
          </table:table-cell>
          <table:table-cell office:value-type="float" office:value="0.0491" calcext:value-type="float">
            <text:p>0,0491</text:p>
          </table:table-cell>
          <table:table-cell office:value-type="float" office:value="2.1476" calcext:value-type="float">
            <text:p>2,1476</text:p>
          </table:table-cell>
          <table:table-cell table:formula="of:=[.D20]+3.14/2" office:value-type="float" office:value="3.7176" calcext:value-type="float">
            <text:p>3,717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8.934" calcext:value-type="float">
            <text:p>18,934</text:p>
          </table:table-cell>
          <table:table-cell office:value-type="float" office:value="0.0452" calcext:value-type="float">
            <text:p>0,0452</text:p>
          </table:table-cell>
          <table:table-cell office:value-type="float" office:value="2.1808" calcext:value-type="float">
            <text:p>2,1808</text:p>
          </table:table-cell>
          <table:table-cell table:formula="of:=[.D21]+3.14/2" office:value-type="float" office:value="3.7508" calcext:value-type="float">
            <text:p>3,7508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7.028" calcext:value-type="float">
            <text:p>17,028</text:p>
          </table:table-cell>
          <table:table-cell office:value-type="float" office:value="0.042" calcext:value-type="float">
            <text:p>0,042</text:p>
          </table:table-cell>
          <table:table-cell office:value-type="float" office:value="2.2377" calcext:value-type="float">
            <text:p>2,2377</text:p>
          </table:table-cell>
          <table:table-cell table:formula="of:=[.D22]+3.14/2" office:value-type="float" office:value="3.8077" calcext:value-type="float">
            <text:p>3,8077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5.23" calcext:value-type="float">
            <text:p>15,23</text:p>
          </table:table-cell>
          <table:table-cell office:value-type="float" office:value="0.0391" calcext:value-type="float">
            <text:p>0,0391</text:p>
          </table:table-cell>
          <table:table-cell office:value-type="float" office:value="2.3378" calcext:value-type="float">
            <text:p>2,3378</text:p>
          </table:table-cell>
          <table:table-cell table:formula="of:=[.D23]+3.14/2" office:value-type="float" office:value="3.9078" calcext:value-type="float">
            <text:p>3,907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13.524" calcext:value-type="float">
            <text:p>13,524</text:p>
          </table:table-cell>
          <table:table-cell office:value-type="float" office:value="0.0366" calcext:value-type="float">
            <text:p>0,0366</text:p>
          </table:table-cell>
          <table:table-cell office:value-type="float" office:value="2.4665" calcext:value-type="float">
            <text:p>2,4665</text:p>
          </table:table-cell>
          <table:table-cell table:formula="of:=[.D24]+3.14/2" office:value-type="float" office:value="4.0365" calcext:value-type="float">
            <text:p>4,036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1.898" calcext:value-type="float">
            <text:p>11,898</text:p>
          </table:table-cell>
          <table:table-cell office:value-type="float" office:value="0.0343" calcext:value-type="float">
            <text:p>0,0343</text:p>
          </table:table-cell>
          <table:table-cell office:value-type="float" office:value="2.5163" calcext:value-type="float">
            <text:p>2,5163</text:p>
          </table:table-cell>
          <table:table-cell table:formula="of:=[.D25]+3.14/2" office:value-type="float" office:value="4.0863" calcext:value-type="float">
            <text:p>4,086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0.344" calcext:value-type="float">
            <text:p>10,344</text:p>
          </table:table-cell>
          <table:table-cell office:value-type="float" office:value="0.0324" calcext:value-type="float">
            <text:p>0,0324</text:p>
          </table:table-cell>
          <table:table-cell office:value-type="float" office:value="2.6031" calcext:value-type="float">
            <text:p>2,6031</text:p>
          </table:table-cell>
          <table:table-cell table:formula="of:=[.D26]+3.14/2" office:value-type="float" office:value="4.1731" calcext:value-type="float">
            <text:p>4,173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8.854" calcext:value-type="float">
            <text:p>8,854</text:p>
          </table:table-cell>
          <table:table-cell office:value-type="float" office:value="0.0306" calcext:value-type="float">
            <text:p>0,0306</text:p>
          </table:table-cell>
          <table:table-cell office:value-type="float" office:value="2.6516" calcext:value-type="float">
            <text:p>2,6516</text:p>
          </table:table-cell>
          <table:table-cell table:formula="of:=[.D27]+3.14/2" office:value-type="float" office:value="4.2216" calcext:value-type="float">
            <text:p>4,221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7.423" calcext:value-type="float">
            <text:p>7,423</text:p>
          </table:table-cell>
          <table:table-cell office:value-type="float" office:value="0.029" calcext:value-type="float">
            <text:p>0,029</text:p>
          </table:table-cell>
          <table:table-cell office:value-type="float" office:value="2.7227" calcext:value-type="float">
            <text:p>2,7227</text:p>
          </table:table-cell>
          <table:table-cell table:formula="of:=[.D28]+3.14/2" office:value-type="float" office:value="4.2927" calcext:value-type="float">
            <text:p>4,2927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6.1" calcext:value-type="float">
            <text:p>6,1</text:p>
          </table:table-cell>
          <table:table-cell office:value-type="float" office:value="0.0274" calcext:value-type="float">
            <text:p>0,0274</text:p>
          </table:table-cell>
          <table:table-cell office:value-type="float" office:value="2.7733" calcext:value-type="float">
            <text:p>2,7733</text:p>
          </table:table-cell>
          <table:table-cell table:formula="of:=[.D29]+3.14/2" office:value-type="float" office:value="4.3433" calcext:value-type="float">
            <text:p>4,343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4.833" calcext:value-type="float">
            <text:p>4,833</text:p>
          </table:table-cell>
          <table:table-cell office:value-type="float" office:value="0.026" calcext:value-type="float">
            <text:p>0,026</text:p>
          </table:table-cell>
          <table:table-cell office:value-type="float" office:value="2.8733" calcext:value-type="float">
            <text:p>2,8733</text:p>
          </table:table-cell>
          <table:table-cell table:formula="of:=[.D30]+3.14/2" office:value-type="float" office:value="4.4433" calcext:value-type="float">
            <text:p>4,443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6" calcext:value-type="float">
            <text:p>3,6</text:p>
          </table:table-cell>
          <table:table-cell office:value-type="float" office:value="0.024" calcext:value-type="float">
            <text:p>0,024</text:p>
          </table:table-cell>
          <table:table-cell office:value-type="float" office:value="2.9939" calcext:value-type="float">
            <text:p>2,9939</text:p>
          </table:table-cell>
          <table:table-cell table:formula="of:=[.D31]+3.14/2" office:value-type="float" office:value="4.5639" calcext:value-type="float">
            <text:p>4,5639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.759" calcext:value-type="float">
            <text:p>2,759</text:p>
          </table:table-cell>
          <table:table-cell office:value-type="float" office:value="0.022" calcext:value-type="float">
            <text:p>0,022</text:p>
          </table:table-cell>
          <table:table-cell office:value-type="float" office:value="3.14" calcext:value-type="float">
            <text:p>3,14</text:p>
          </table:table-cell>
          <table:table-cell table:formula="of:=[.D32]+3.14/2" office:value-type="float" office:value="4.71" calcext:value-type="float">
            <text:p>4,71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.38" calcext:value-type="float">
            <text:p>2,38</text:p>
          </table:table-cell>
          <table:table-cell office:value-type="float" office:value="0.0208" calcext:value-type="float">
            <text:p>0,0208</text:p>
          </table:table-cell>
          <table:table-cell office:value-type="float" office:value="3.3332" calcext:value-type="float">
            <text:p>3,3332</text:p>
          </table:table-cell>
          <table:table-cell table:formula="of:=[.D33]+3.14/2" office:value-type="float" office:value="4.9032" calcext:value-type="float">
            <text:p>4,9032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2.695" calcext:value-type="float">
            <text:p>2,695</text:p>
          </table:table-cell>
          <table:table-cell office:value-type="float" office:value="0.0189" calcext:value-type="float">
            <text:p>0,0189</text:p>
          </table:table-cell>
          <table:table-cell office:value-type="float" office:value="3.66519" calcext:value-type="float">
            <text:p>3,66519</text:p>
          </table:table-cell>
          <table:table-cell table:formula="of:=[.D34]+3.14/2" office:value-type="float" office:value="5.23519" calcext:value-type="float">
            <text:p>5,23519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3.5146" calcext:value-type="float">
            <text:p>3,5146</text:p>
          </table:table-cell>
          <table:table-cell office:value-type="float" office:value="0.017" calcext:value-type="float">
            <text:p>0,017</text:p>
          </table:table-cell>
          <table:table-cell office:value-type="float" office:value="4.03825" calcext:value-type="float">
            <text:p>4,03825</text:p>
          </table:table-cell>
          <table:table-cell table:formula="of:=[.D35]+3.14/2" office:value-type="float" office:value="5.60825" calcext:value-type="float">
            <text:p>5,6082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57" calcext:value-type="float">
            <text:p>4,57</text:p>
          </table:table-cell>
          <table:table-cell office:value-type="float" office:value="0.015" calcext:value-type="float">
            <text:p>0,015</text:p>
          </table:table-cell>
          <table:table-cell office:value-type="float" office:value="4.71" calcext:value-type="float">
            <text:p>4,71</text:p>
          </table:table-cell>
          <table:table-cell table:formula="of:=[.D36]+3.14/2" office:value-type="float" office:value="6.28" calcext:value-type="float">
            <text:p>6,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.00.0000</text:date>, <text:time style:data-style-name="N2" text:time-value="15:35:15.56794766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20:42:26.245842377</meta:creation-date>
    <dc:date>2021-12-05T15:35:28.224923232</dc:date>
    <meta:editing-duration>PT19M33S</meta:editing-duration>
    <meta:editing-cycles>11</meta:editing-cycles>
    <meta:generator>LibreOffice/6.4.7.2$Linux_X86_64 LibreOffice_project/40$Build-2</meta:generator>
    <meta:document-statistic meta:table-count="1" meta:cell-count="180" meta:object-count="0"/>
  </office:meta>
</office:document-meta>
</file>